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32pt" fo:font-weight="bold" officeooo:rsid="001c0840" officeooo:paragraph-rsid="001c0840" style:font-size-asian="32pt" style:font-weight-asian="bold" style:font-size-complex="32pt" style:font-weight-complex="bold"/>
    </style:style>
    <style:style style:name="P2" style:family="paragraph" style:parent-style-name="Standard">
      <style:text-properties style:font-name="Liberation Sans" fo:font-size="15pt" fo:font-weight="bold" officeooo:rsid="001c0840" officeooo:paragraph-rsid="001c0840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A SYNTHESIZER WITH WEB AUDIO</text:p>
      <text:p text:style-name="P2">Mark Hynes explains how to use the Web Audio API to create a browser based virtual instr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1:47:24.128000000</meta:creation-date>
    <dc:date>2017-02-14T11:59:10.821000000</dc:date>
    <meta:editing-duration>PT11M47S</meta:editing-duration>
    <meta:editing-cycles>1</meta:editing-cycles>
    <meta:document-statistic meta:table-count="0" meta:image-count="0" meta:object-count="0" meta:page-count="1" meta:paragraph-count="2" meta:word-count="23" meta:character-count="128" meta:non-whitespace-character-count="107"/>
    <meta:generator>LibreOffice/4.3.1.2$Windows_x86 LibreOffice_project/958349dc3b25111dbca392fbc281a05559ef6848</meta:generator>
  </office:meta>
</office:document-meta>
</file>